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dame, Monsieur, </text:p>
      <text:p text:style-name="P1"/>
      <text:p text:style-name="P1"><text:tab/>Je tenais à féliciter Agathe pour les grands progrès observés avant les vacances. Le changement a été très impressionnant et très catégorique. Agathe a pris soin de ses relations avec ses camarades, elle a fait preuve d'empathie, elle est venue en aide plusieurs fois à des CP, au départ parce que je lui avais proposé puis ensuite de façon tout à fait spontanée. Quoique vous ayez mis en place à la maison, cela a été très bénéfique. Je sens également qu'Agathe est plus épanouie et plus sereine. Je propose donc de ne plus utiliser le tableau. </text:p>
      <text:p text:style-name="P1"><text:tab/>Par ailleurs, j'ai lu différents articles pendant les vacances et il semblerait que les enfants qui ont le comportement que je vous ai décrit lors de notre précédent entretien ont une « mauvaise » estime d'eux-même. Les élèves de CE1 se verront donc attribuer un porte-folio dans lequel ils pourront glisser tous leurs « trésors » de classe, c'est à dire leurs réussites et leurs plus grandes fiertés. Ainsi ils prendront la mesure de leurs capacités, ils pourront apprécier leurs compétences et se sentir plus confiants. En dehors de ce petit outil, je continuerai à encourager Agathe et à l'accompagner pour qu'elle se sente bien. Dès que ce sera possible je l'enverrai apporter son aide à ses camarades, je lui confierai des responsabilités en dehors des métiers de la classe et je l'inciterai à mettre en avant ses talents tels que l'écriture, la production d'écrits ou la danse. </text:p>
      <text:p text:style-name="P1"/>
      <text:p text:style-name="P1">Je me tiens à votre disposition si vous souhaitez en discuter ou me faire part de votre ressenti. </text:p>
      <text:p text:style-name="P1"/>
      <text:p text:style-name="P1">Cordialement</text:p>
      <text:p text:style-name="P1"/>
      <text:p text:style-name="P1">Sabrina Agnelli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rina Agnellini</meta:initial-creator>
    <meta:creation-date>2019-03-01T12:48:08.45</meta:creation-date>
    <dc:date>2019-03-01T13:47:27.09</dc:date>
    <dc:creator>Sabrina Agnellini</dc:creator>
    <meta:editing-duration>PT13M16S</meta:editing-duration>
    <meta:editing-cycles>2</meta:editing-cycles>
    <meta:generator>OpenOffice/4.1.6$Win32 OpenOffice.org_project/416m1$Build-9790</meta:generator>
    <meta:document-statistic meta:table-count="0" meta:image-count="0" meta:object-count="0" meta:page-count="1" meta:paragraph-count="6" meta:word-count="267" meta:character-count="1577"/>
  </office:meta>
</office:document-meta>
</file>